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Serializer.writeXMPPacket( Metadata meta , OutputStream out , boolean readOnlyX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Serializer.writeXML( Metadata meta , Result res , boolean asXMPPacket , boolean readOnlyXM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MPSerializer.writeXML( Metadata meta , 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